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0398in" fo:margin-bottom="0.0398in" loext:contextual-spacing="false" fo:text-align="center" style:justify-single-word="false"/>
      <style:text-properties fo:font-size="18pt" fo:font-weight="normal" officeooo:rsid="0090d951" officeooo:paragraph-rsid="00194746" style:font-size-asian="18pt" style:font-weight-asian="normal" style:font-size-complex="18pt" style:font-weight-complex="normal"/>
    </style:style>
    <style:style style:name="P2" style:family="paragraph" style:parent-style-name="Standard" style:list-style-name="">
      <style:paragraph-properties fo:margin-top="0.0398in" fo:margin-bottom="0.0398in" loext:contextual-spacing="false" fo:text-align="center" style:justify-single-word="false"/>
      <style:text-properties fo:font-size="18pt" fo:font-weight="normal" officeooo:rsid="0117df92" officeooo:paragraph-rsid="00194746" style:font-size-asian="18pt" style:font-weight-asian="normal" style:font-size-complex="18pt" style:font-weight-complex="normal"/>
    </style:style>
    <style:style style:name="P3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1c8a85" officeooo:paragraph-rsid="001c8a85" style:font-size-asian="18pt" style:font-weight-asian="normal" style:font-size-complex="18pt" style:font-weight-complex="normal"/>
    </style:style>
    <style:style style:name="P4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1c8a85" officeooo:paragraph-rsid="0021aa28" style:font-size-asian="18pt" style:font-weight-asian="normal" style:font-size-complex="18pt" style:font-weight-complex="normal"/>
    </style:style>
    <style:style style:name="P5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1c8a85" officeooo:paragraph-rsid="002cf8e1" style:font-size-asian="18pt" style:font-weight-asian="normal" style:font-size-complex="18pt" style:font-weight-complex="normal"/>
    </style:style>
    <style:style style:name="P6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1f1da8" officeooo:paragraph-rsid="001f1da8" style:font-size-asian="18pt" style:font-weight-asian="normal" style:font-size-complex="18pt" style:font-weight-complex="normal"/>
    </style:style>
    <style:style style:name="P7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1f1da8" officeooo:paragraph-rsid="002cf8e1" style:font-size-asian="18pt" style:font-weight-asian="normal" style:font-size-complex="18pt" style:font-weight-complex="normal"/>
    </style:style>
    <style:style style:name="P8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24c4f" officeooo:paragraph-rsid="00224c4f" style:font-size-asian="18pt" style:font-weight-asian="normal" style:font-size-complex="18pt" style:font-weight-complex="normal"/>
    </style:style>
    <style:style style:name="P9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3fce7" officeooo:paragraph-rsid="0023fce7" style:font-size-asian="18pt" style:font-weight-asian="normal" style:font-size-complex="18pt" style:font-weight-complex="normal"/>
    </style:style>
    <style:style style:name="P10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7d258" officeooo:paragraph-rsid="0027d258" style:font-size-asian="18pt" style:font-weight-asian="normal" style:font-size-complex="18pt" style:font-weight-complex="normal"/>
    </style:style>
    <style:style style:name="P11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9a30b" officeooo:paragraph-rsid="0029a30b" style:font-size-asian="18pt" style:font-weight-asian="normal" style:font-size-complex="18pt" style:font-weight-complex="normal"/>
    </style:style>
    <style:style style:name="P12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9a30b" officeooo:paragraph-rsid="002cf8e1" style:font-size-asian="18pt" style:font-weight-asian="normal" style:font-size-complex="18pt" style:font-weight-complex="normal"/>
    </style:style>
    <style:style style:name="P13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b8352" officeooo:paragraph-rsid="002b8352" style:font-size-asian="18pt" style:font-weight-asian="normal" style:font-size-complex="18pt" style:font-weight-complex="normal"/>
    </style:style>
    <style:style style:name="P14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size="18pt" fo:font-weight="normal" officeooo:rsid="002b8352" officeooo:paragraph-rsid="002cf8e1" style:font-size-asian="18pt" style:font-weight-asian="normal" style:font-size-complex="18pt" style:font-weight-complex="normal"/>
    </style:style>
    <style:style style:name="P15" style:family="paragraph" style:parent-style-name="Standard" style:list-style-name="">
      <style:paragraph-properties fo:margin-top="0.0398in" fo:margin-bottom="0.0398in" loext:contextual-spacing="false" fo:text-align="start" style:justify-single-word="false" fo:break-before="page"/>
      <style:text-properties fo:font-size="18pt" fo:font-weight="normal" officeooo:rsid="001b0948" officeooo:paragraph-rsid="001b0948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top="2.1772in" fo:margin-bottom="2.1772in" loext:contextual-spacing="false" fo:text-align="center" style:justify-single-word="false"/>
      <style:text-properties fo:font-size="32pt" fo:font-weight="bold" officeooo:rsid="00194746" officeooo:paragraph-rsid="00194746" style:font-size-asian="32pt" style:font-weight-asian="bold" style:font-size-complex="32pt" style:font-weight-complex="bold"/>
    </style:style>
    <style:style style:name="P17" style:family="paragraph" style:parent-style-name="Header">
      <style:paragraph-properties fo:margin-top="0.4752in" fo:margin-bottom="0.4752in" loext:contextual-spacing="false" fo:text-align="center" style:justify-single-word="false"/>
      <style:text-properties fo:font-size="20pt" fo:font-weight="normal" officeooo:rsid="01123b7f" officeooo:paragraph-rsid="00194746" style:font-size-asian="20pt" style:font-weight-asian="normal" style:font-size-complex="20pt" style:font-weight-complex="normal"/>
    </style:style>
    <style:style style:name="T1" style:family="text">
      <style:text-properties officeooo:rsid="002a813b"/>
    </style:style>
    <style:style style:name="T2" style:family="text">
      <style:text-properties officeooo:rsid="00201c5d"/>
    </style:style>
    <style:style style:name="T3" style:family="text">
      <style:text-properties officeooo:rsid="0020de73"/>
    </style:style>
    <style:style style:name="T4" style:family="text">
      <style:text-properties officeooo:rsid="0021aa28"/>
    </style:style>
    <style:style style:name="T5" style:family="text">
      <style:text-properties officeooo:rsid="00252779"/>
    </style:style>
    <style:style style:name="T6" style:family="text">
      <style:text-properties officeooo:rsid="002dbafe"/>
    </style:style>
    <style:style style:name="T7" style:family="text">
      <style:text-properties officeooo:rsid="002ff4c6"/>
    </style:style>
    <style:style style:name="T8" style:family="text">
      <style:text-properties officeooo:rsid="00339b96"/>
    </style:style>
    <style:style style:name="T9" style:family="text">
      <style:text-properties officeooo:rsid="0035ad9c"/>
    </style:style>
    <style:style style:name="T10" style:family="text">
      <style:text-properties officeooo:rsid="0035d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hoa Công Nghệ Thông Tin – Trường Đại Học Khoa Học Tự Nhiên<text:line-break/><text:span text:style-name="T1">Môn XỬ LÝ ẢNH VÀ VIDEO SỐ</text:span></text:p>
      <text:p text:style-name="P16">HƯỚNG DẪN SỬ DỤNG <text:span text:style-name="T10">CHƯƠNG TRÌNH XỬ LÝ ẢNH ĐƠN GIẢN</text:span></text:p>
      <text:h text:style-name="P2" text:outline-level="1"><text:bookmark-start text:name="__RefHeading___Toc2020_1719453738"/>SINH VIÊN:<text:line-break/>DƯƠNG NGUYỄN THÁI BẢO<text:line-break/>1612840<text:bookmark-end text:name="__RefHeading___Toc2020_1719453738"/></text:h>
      <text:h text:style-name="P1" text:outline-level="1">Email: <text:a xlink:type="simple" xlink:href="mailto:1612840@student.hcmus.edu.vn" text:style-name="Internet_20_link" text:visited-style-name="Visited_20_Internet_20_Link">1612840@student.hcmus.edu.vn</text:a></text:h>
      <text:h text:style-name="P1" text:outline-level="1">SĐT: 0352444342</text:h>
      <text:h text:style-name="P15" text:outline-level="1">Chức năng đổi màu ảnh:</text:h>
      <text:h text:style-name="P3" text:outline-level="1">- Mã lệnh: --rv</text:h>
      <text:h text:style-name="P3" text:outline-level="1">- Gõ lệnh: imp.exe &lt;đường dẫn file ảnh&gt; --rv</text:h>
      <text:h text:style-name="P3" text:outline-level="1">- Ảnh <text:span text:style-name="T3">kết quả sẽ được xuất ra màn hình, đồng thời được lưu lại với tên mới = ‘[result] ‘ + tên ban đầu.</text:span></text:h>
      <text:h text:style-name="P8" text:outline-level="1">Ví dụ: đổi <text:span text:style-name="T5">màu ảnh có đường dẫn test.jpg:</text:span></text:h>
      <text:h text:style-name="P9" text:outline-level="1">imp.exe test.jpg --rv</text:h>
      <text:h text:style-name="P10" text:outline-level="1">Kết quả:</text:h>
      <text:h text:style-name="P10" text:outline-level="1"/>
      <text:h text:style-name="P6" text:outline-level="1">Chức năng đổi độ <text:span text:style-name="T2">tương phản:</text:span></text:h>
      <text:h text:style-name="P4" text:outline-level="1">- Mã lệnh: --<text:span text:style-name="T7">cc</text:span></text:h>
      <text:h text:style-name="P4" text:outline-level="1">- Gõ lệnh: imp.exe &lt;đường dẫn file ảnh&gt; --<text:span text:style-name="T4">cc &lt;tỉ lệ thay đổi&gt;</text:span></text:h>
      <text:h text:style-name="P4" text:outline-level="1">- Ảnh <text:span text:style-name="T3">kết quả sẽ được xuất ra màn hình, đồng thời được lưu lại với tên mới = ‘[result] ‘ + tên ban đầu.</text:span></text:h>
      <text:h text:style-name="P11" text:outline-level="1">Ví dụ: giảm độ tương phản của ảnh test.jpg đi còn một nửa:</text:h>
      <text:h text:style-name="P13" text:outline-level="1">imp.exe test.jpg --cc 0.5</text:h>
      <text:h text:style-name="P13" text:outline-level="1">Kết quả:</text:h>
      <text:h text:style-name="P13" text:outline-level="1"/>
      <text:h text:style-name="P7" text:outline-level="1">Chức năng đổi độ <text:span text:style-name="T6">sáng:</text:span></text:h>
      <text:h text:style-name="P5" text:outline-level="1">- Mã lệnh: --<text:span text:style-name="T7">cb</text:span></text:h>
      <text:h text:style-name="P5" text:outline-level="1">- Gõ lệnh: imp.exe &lt;đường dẫn file ảnh&gt; --<text:span text:style-name="T4">cb &lt;số đơn vị sáng thay đổi&gt;</text:span></text:h>
      <text:h text:style-name="P5" text:outline-level="1">- Ảnh <text:span text:style-name="T3">kết quả sẽ được xuất ra màn hình, đồng thời được lưu lại với tên mới = ‘[result] ‘ + tên ban đầu.</text:span></text:h>
      <text:h text:style-name="P12" text:outline-level="1">Ví dụ: <text:span text:style-name="T8">tăng độ sáng của ảnh test.jpg lên 50 đơn vị:</text:span></text:h>
      <text:h text:style-name="P14" text:outline-level="1">imp.exe test.jpg --c<text:span text:style-name="T9">b</text:span> <text:span text:style-name="T9">50</text:span></text:h>
      <text:h text:style-name="P14" text:outline-level="1">Kết quả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1:00:54.574643238</meta:creation-date>
    <dc:date>2018-10-11T01:12:30.590094988</dc:date>
    <meta:editing-duration>PT11M22S</meta:editing-duration>
    <meta:editing-cycles>25</meta:editing-cycles>
    <meta:generator>LibreOffice/6.0.6.2$Linux_X86_64 LibreOffice_project/00m0$Build-2</meta:generator>
    <meta:document-statistic meta:table-count="0" meta:image-count="0" meta:object-count="0" meta:page-count="2" meta:paragraph-count="26" meta:word-count="241" meta:character-count="1069" meta:non-whitespace-character-count="862"/>
  </office:meta>
</office:document-meta>
</file>